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OfStringsImpl.xsetStringelementArray( org . apache . xmlbeans . XmlString [ ] stringelement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OfStringsImpl.setStringelementArray( java . lang . String [ ] stringelement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OfStringsImpl.ListOfStringsImpl( org . apache . xmlbeans .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fStringsImpl.xsetId( org . apache . xmlbeans . Xml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stOfStringsImpl.addNewString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OfStringsImpl.isS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OfStringsImpl.insertNewStringelemen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OfStringsImpl.addStringelement( java . lang . String string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OfStringsImpl.removeStringelemen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OfStringsImpl.x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OfStringsImpl.getStringelement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OfStringsImpl.getStringelementArray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stOfStringsImpl.setStringelementArray( int i , java . lang . String string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stOfStringsImpl.xsetStringelementArray( int i , org . apache . xmlbeans . XmlString string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stOfStringsImpl.xgetStringeleme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OfStringsImpl.sizeOfStringeleme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OfStringsImpl.setId( java . lang .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stOfStringsImpl.insertStringelement( int i , java . lang . String string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OfStringsImpl.uns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OfStringsImpl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stOfStringsImpl.xgetStringelementArray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